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6000000EF5B5A6AD8CD75ABEC.png" manifest:media-type="image/png"/>
  <manifest:file-entry manifest:full-path="Pictures/1000000100000131000000C7817FF7F9F47E8D9E.png" manifest:media-type="image/png"/>
  <manifest:file-entry manifest:full-path="Pictures/1000000100000085000000307CAFA915D280F36A.png" manifest:media-type="image/png"/>
  <manifest:file-entry manifest:full-path="Pictures/1000000100000132000000489891E8448ED3146B.png" manifest:media-type="image/png"/>
  <manifest:file-entry manifest:full-path="Pictures/1000000100000084000000305BADD1AFDF1A640A.png" manifest:media-type="image/png"/>
  <manifest:file-entry manifest:full-path="Pictures/100000010000011400000070014F38263681200B.png" manifest:media-type="image/png"/>
  <manifest:file-entry manifest:full-path="Pictures/100000010000002C0000002F1ACD58C6B760A847.png" manifest:media-type="image/png"/>
  <manifest:file-entry manifest:full-path="Pictures/10000001000000C3000000AC7B79CF145DC8B4D3.png" manifest:media-type="image/png"/>
  <manifest:file-entry manifest:full-path="Pictures/10000001000001240000008B2A9957409EC926FB.png" manifest:media-type="image/png"/>
  <manifest:file-entry manifest:full-path="Pictures/10000001000000DE000001390C8C33A05594C143.png" manifest:media-type="image/png"/>
  <manifest:file-entry manifest:full-path="Pictures/10000001000001AA0000013155F92280860FA8FD.png" manifest:media-type="image/png"/>
  <manifest:file-entry manifest:full-path="Pictures/10000001000001590000020843E071786465E5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18cm" svg:y="0.09cm" svg:width="8.417cm" svg:height="12.688cm" draw:z-index="0"><draw:image xlink:href="Pictures/10000001000001590000020843E071786465E56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18cm" svg:y="0.118cm" svg:width="11.271cm" svg:height="8.07cm" draw:z-index="1"><draw:image xlink:href="Pictures/10000001000001AA0000013155F92280860FA8F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10.987cm" svg:y="0.058cm" svg:width="5.874cm" svg:height="8.281cm" draw:z-index="2"><draw:image xlink:href="Pictures/10000001000000DE000001390C8C33A05594C143.png" xlink:type="simple" xlink:show="embed" xlink:actuate="onLoad" draw:mime-type="image/png"/></draw:frame><draw:frame draw:style-name="fr1" draw:name="Image4" text:anchor-type="char" svg:x="0.166cm" svg:y="0.219cm" svg:width="7.726cm" svg:height="3.678cm" draw:z-index="3"><draw:image xlink:href="Pictures/10000001000001240000008B2A9957409EC926F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-0.654cm" svg:y="0cm" svg:width="7.303cm" svg:height="2.963cm" draw:z-index="4"><draw:image xlink:href="Pictures/100000010000011400000070014F38263681200B.png" xlink:type="simple" xlink:show="embed" xlink:actuate="onLoad" draw:mime-type="image/png"/></draw:frame><draw:frame draw:style-name="fr1" draw:name="Image6" text:anchor-type="char" svg:x="8.421cm" svg:y="0.191cm" svg:width="3.493cm" svg:height="1.27cm" draw:z-index="5"><draw:image xlink:href="Pictures/1000000100000084000000305BADD1AFDF1A64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x="-0.549cm" svg:y="0.085cm" svg:width="8.096cm" svg:height="1.905cm" draw:z-index="6"><draw:image xlink:href="Pictures/1000000100000132000000489891E8448ED3146B.png" xlink:type="simple" xlink:show="embed" xlink:actuate="onLoad" draw:mime-type="image/png"/></draw:frame><draw:frame draw:style-name="fr1" draw:name="Image8" text:anchor-type="char" svg:x="9.096cm" svg:y="0.312cm" svg:width="3.519cm" svg:height="1.27cm" draw:z-index="7"><draw:image xlink:href="Pictures/1000000100000085000000307CAFA915D280F36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x="-0.64cm" svg:y="0.275cm" svg:width="8.07cm" svg:height="5.265cm" draw:z-index="8"><draw:image xlink:href="Pictures/1000000100000131000000C7817FF7F9F47E8D9E.png" xlink:type="simple" xlink:show="embed" xlink:actuate="onLoad" draw:mime-type="image/png"/></draw:frame></text:p>
      <text:p text:style-name="Standard"><draw:frame draw:style-name="fr1" draw:name="Image10" text:anchor-type="char" svg:x="8.567cm" svg:y="0.153cm" svg:width="5.159cm" svg:height="4.551cm" draw:z-index="9"><draw:image xlink:href="Pictures/10000001000000C3000000AC7B79CF145DC8B4D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1" text:anchor-type="char" svg:x="-0.39cm" svg:y="0.076cm" svg:width="7.779cm" svg:height="6.324cm" draw:z-index="10"><draw:image xlink:href="Pictures/1000000100000126000000EF5B5A6AD8CD75ABEC.png" xlink:type="simple" xlink:show="embed" xlink:actuate="onLoad" draw:mime-type="image/png"/></draw:frame></text:p>
      <text:p text:style-name="Standard"><draw:frame draw:style-name="fr1" draw:name="Image12" text:anchor-type="char" svg:x="10.035cm" svg:y="0.265cm" svg:width="1.164cm" svg:height="1.244cm" draw:z-index="11"><draw:image xlink:href="Pictures/100000010000002C0000002F1ACD58C6B760A84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09:14:39.842458801</meta:creation-date>
    <dc:date>2024-01-25T09:29:45.578722997</dc:date>
    <meta:editing-duration>PT15M7S</meta:editing-duration>
    <meta:editing-cycles>4</meta:editing-cycles>
    <meta:generator>LibreOffice/7.3.7.2$Linux_X86_64 LibreOffice_project/30$Build-2</meta:generator>
    <meta:document-statistic meta:table-count="0" meta:image-count="12" meta:object-count="0" meta:page-count="4" meta:paragraph-count="0" meta:word-count="0" meta:character-count="0" meta:non-whitespace-character-count="0"/>
  </office:meta>
</office:document-meta>
</file>